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писать скрипт очистки директорий. На вход принимает путь к директории. Если директория существует, то удаляет в ней все файлы с расширениями .bak, .tmp, .backup. Если директории нет, то выводит ошибку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5:16:45.144026322</meta:creation-date>
    <dc:date>2023-03-03T17:33:30.288119113</dc:date>
    <meta:editing-duration>PT2H6M35S</meta:editing-duration>
    <meta:editing-cycles>1</meta:editing-cycles>
    <meta:document-statistic meta:table-count="0" meta:image-count="0" meta:object-count="0" meta:page-count="1" meta:paragraph-count="1" meta:word-count="30" meta:character-count="203" meta:non-whitespace-character-count="174"/>
    <meta:generator>LibreOffice/7.3.7.2$Linux_X86_64 LibreOffice_project/30$Build-2</meta:generator>
  </office:meta>
</office:document-meta>
</file>